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1DC50000277CFB5B8868.svm"/>
  <manifest:file-entry manifest:media-type="" manifest:full-path="Pictures/2000011C00004A3B00001E9DD277590E.svm"/>
  <manifest:file-entry manifest:media-type="" manifest:full-path="Pictures/20000007000024B20000307A312F61D1.svm"/>
  <manifest:file-entry manifest:media-type="" manifest:full-path="Pictures/200000C800003B6200001F68262E273B.svm"/>
  <manifest:file-entry manifest:media-type="" manifest:full-path="Pictures/2000004C0000264D00000EDFA1F63C62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맑은고딕" svg:font-family="맑은고딕"/>
    <style:font-face style:name="바탕" svg:font-family="바탕" style:font-family-generic="roman" style:font-pitch="variable"/>
    <style:font-face style:name="함초롬바탕" svg:font-family="함초롬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3.15cm" style:rel-column-width="12144*"/>
    </style:style>
    <style:style style:name="표1.B" style:family="table-column">
      <style:table-column-properties style:column-width="13.85cm" style:rel-column-width="53391*"/>
    </style:style>
    <style:style style:name="표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.B1" style:family="table-cell">
      <style:table-cell-properties fo:background-color="#99ccff" fo:padding="0.097cm" fo:border="0.002cm solid #000000">
        <style:background-image/>
      </style:table-cell-properties>
    </style:style>
    <style:style style:name="표1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3.15cm" style:rel-column-width="12144*"/>
    </style:style>
    <style:style style:name="표2.B" style:family="table-column">
      <style:table-column-properties style:column-width="13.85cm" style:rel-column-width="53391*"/>
    </style:style>
    <style:style style:name="표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2.B1" style:family="table-cell">
      <style:table-cell-properties fo:background-color="#99ccff" fo:padding="0.097cm" fo:border="0.002cm solid #000000">
        <style:background-image/>
      </style:table-cell-properties>
    </style:style>
    <style:style style:name="표2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3" style:family="table">
      <style:table-properties style:width="17cm" table:align="margins"/>
    </style:style>
    <style:style style:name="표3.A" style:family="table-column">
      <style:table-column-properties style:column-width="3.15cm" style:rel-column-width="12144*"/>
    </style:style>
    <style:style style:name="표3.B" style:family="table-column">
      <style:table-column-properties style:column-width="13.85cm" style:rel-column-width="53391*"/>
    </style:style>
    <style:style style:name="표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3.B1" style:family="table-cell">
      <style:table-cell-properties fo:background-color="#99ccff" fo:padding="0.097cm" fo:border="0.002cm solid #000000">
        <style:background-image/>
      </style:table-cell-properties>
    </style:style>
    <style:style style:name="표3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3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4" style:family="table">
      <style:table-properties style:width="17cm" table:align="margins"/>
    </style:style>
    <style:style style:name="표4.A" style:family="table-column">
      <style:table-column-properties style:column-width="3.15cm" style:rel-column-width="12144*"/>
    </style:style>
    <style:style style:name="표4.B" style:family="table-column">
      <style:table-column-properties style:column-width="13.85cm" style:rel-column-width="53391*"/>
    </style:style>
    <style:style style:name="표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4.B1" style:family="table-cell">
      <style:table-cell-properties fo:background-color="#99ccff" fo:padding="0.097cm" fo:border="0.002cm solid #000000">
        <style:background-image/>
      </style:table-cell-properties>
    </style:style>
    <style:style style:name="표4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4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5" style:family="table">
      <style:table-properties style:width="17cm" table:align="margins"/>
    </style:style>
    <style:style style:name="표5.A" style:family="table-column">
      <style:table-column-properties style:column-width="3.15cm" style:rel-column-width="12144*"/>
    </style:style>
    <style:style style:name="표5.B" style:family="table-column">
      <style:table-column-properties style:column-width="13.85cm" style:rel-column-width="53391*"/>
    </style:style>
    <style:style style:name="표5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5.B1" style:family="table-cell">
      <style:table-cell-properties fo:background-color="#99ccff" fo:padding="0.097cm" fo:border="0.002cm solid #000000">
        <style:background-image/>
      </style:table-cell-properties>
    </style:style>
    <style:style style:name="표5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5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6" style:family="table">
      <style:table-properties style:width="17cm" table:align="margins"/>
    </style:style>
    <style:style style:name="표6.A" style:family="table-column">
      <style:table-column-properties style:column-width="3.15cm" style:rel-column-width="12144*"/>
    </style:style>
    <style:style style:name="표6.B" style:family="table-column">
      <style:table-column-properties style:column-width="13.85cm" style:rel-column-width="53391*"/>
    </style:style>
    <style:style style:name="표6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6.B1" style:family="table-cell">
      <style:table-cell-properties fo:background-color="#99ccff" fo:padding="0.097cm" fo:border="0.002cm solid #000000">
        <style:background-image/>
      </style:table-cell-properties>
    </style:style>
    <style:style style:name="표6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6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7" style:family="table">
      <style:table-properties style:width="17cm" table:align="margins"/>
    </style:style>
    <style:style style:name="표7.A" style:family="table-column">
      <style:table-column-properties style:column-width="3.15cm" style:rel-column-width="12144*"/>
    </style:style>
    <style:style style:name="표7.B" style:family="table-column">
      <style:table-column-properties style:column-width="13.85cm" style:rel-column-width="53391*"/>
    </style:style>
    <style:style style:name="표7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7.B1" style:family="table-cell">
      <style:table-cell-properties fo:background-color="#99ccff" fo:padding="0.097cm" fo:border="0.002cm solid #000000">
        <style:background-image/>
      </style:table-cell-properties>
    </style:style>
    <style:style style:name="표7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7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8" style:family="table">
      <style:table-properties style:width="17cm" table:align="margins"/>
    </style:style>
    <style:style style:name="표8.A" style:family="table-column">
      <style:table-column-properties style:column-width="3.15cm" style:rel-column-width="12144*"/>
    </style:style>
    <style:style style:name="표8.B" style:family="table-column">
      <style:table-column-properties style:column-width="13.85cm" style:rel-column-width="53391*"/>
    </style:style>
    <style:style style:name="표8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8.B1" style:family="table-cell">
      <style:table-cell-properties fo:background-color="#99ccff" fo:padding="0.097cm" fo:border="0.002cm solid #000000">
        <style:background-image/>
      </style:table-cell-properties>
    </style:style>
    <style:style style:name="표8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8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9" style:family="table">
      <style:table-properties style:width="17cm" table:align="margins"/>
    </style:style>
    <style:style style:name="표9.A" style:family="table-column">
      <style:table-column-properties style:column-width="3.15cm" style:rel-column-width="12144*"/>
    </style:style>
    <style:style style:name="표9.B" style:family="table-column">
      <style:table-column-properties style:column-width="13.85cm" style:rel-column-width="53391*"/>
    </style:style>
    <style:style style:name="표9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9.B1" style:family="table-cell">
      <style:table-cell-properties fo:background-color="#99ccff" fo:padding="0.097cm" fo:border="0.002cm solid #000000">
        <style:background-image/>
      </style:table-cell-properties>
    </style:style>
    <style:style style:name="표9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9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0" style:family="table">
      <style:table-properties style:width="17cm" table:align="margins"/>
    </style:style>
    <style:style style:name="표10.A" style:family="table-column">
      <style:table-column-properties style:column-width="3.15cm" style:rel-column-width="12144*"/>
    </style:style>
    <style:style style:name="표10.B" style:family="table-column">
      <style:table-column-properties style:column-width="13.85cm" style:rel-column-width="53391*"/>
    </style:style>
    <style:style style:name="표10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0.B1" style:family="table-cell">
      <style:table-cell-properties fo:background-color="#99ccff" fo:padding="0.097cm" fo:border="0.002cm solid #000000">
        <style:background-image/>
      </style:table-cell-properties>
    </style:style>
    <style:style style:name="표10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0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1" style:family="table">
      <style:table-properties style:width="17cm" table:align="margins"/>
    </style:style>
    <style:style style:name="표11.A" style:family="table-column">
      <style:table-column-properties style:column-width="3.15cm" style:rel-column-width="12144*"/>
    </style:style>
    <style:style style:name="표11.B" style:family="table-column">
      <style:table-column-properties style:column-width="13.85cm" style:rel-column-width="53391*"/>
    </style:style>
    <style:style style:name="표1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1.B1" style:family="table-cell">
      <style:table-cell-properties fo:background-color="#99ccff" fo:padding="0.097cm" fo:border="0.002cm solid #000000">
        <style:background-image/>
      </style:table-cell-properties>
    </style:style>
    <style:style style:name="표11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1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2" style:family="table">
      <style:table-properties style:width="17cm" table:align="margins"/>
    </style:style>
    <style:style style:name="표12.A" style:family="table-column">
      <style:table-column-properties style:column-width="3.15cm" style:rel-column-width="12144*"/>
    </style:style>
    <style:style style:name="표12.B" style:family="table-column">
      <style:table-column-properties style:column-width="13.85cm" style:rel-column-width="53391*"/>
    </style:style>
    <style:style style:name="표1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2.B1" style:family="table-cell">
      <style:table-cell-properties fo:background-color="#99ccff" fo:padding="0.097cm" fo:border="0.002cm solid #000000">
        <style:background-image/>
      </style:table-cell-properties>
    </style:style>
    <style:style style:name="표12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2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3" style:family="table">
      <style:table-properties style:width="17cm" table:align="margins"/>
    </style:style>
    <style:style style:name="표13.A" style:family="table-column">
      <style:table-column-properties style:column-width="3.15cm" style:rel-column-width="12144*"/>
    </style:style>
    <style:style style:name="표13.B" style:family="table-column">
      <style:table-column-properties style:column-width="13.85cm" style:rel-column-width="53391*"/>
    </style:style>
    <style:style style:name="표1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3.B1" style:family="table-cell">
      <style:table-cell-properties fo:background-color="#99ccff" fo:padding="0.097cm" fo:border="0.002cm solid #000000">
        <style:background-image/>
      </style:table-cell-properties>
    </style:style>
    <style:style style:name="표13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3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4" style:family="table">
      <style:table-properties style:width="17cm" table:align="margins"/>
    </style:style>
    <style:style style:name="표14.A" style:family="table-column">
      <style:table-column-properties style:column-width="3.15cm" style:rel-column-width="12144*"/>
    </style:style>
    <style:style style:name="표14.B" style:family="table-column">
      <style:table-column-properties style:column-width="13.85cm" style:rel-column-width="53391*"/>
    </style:style>
    <style:style style:name="표1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4.B1" style:family="table-cell">
      <style:table-cell-properties fo:background-color="#99ccff" fo:padding="0.097cm" fo:border="0.002cm solid #000000">
        <style:background-image/>
      </style:table-cell-properties>
    </style:style>
    <style:style style:name="표14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4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5" style:family="table">
      <style:table-properties style:width="17cm" table:align="margins"/>
    </style:style>
    <style:style style:name="표15.A" style:family="table-column">
      <style:table-column-properties style:column-width="3.15cm" style:rel-column-width="12144*"/>
    </style:style>
    <style:style style:name="표15.B" style:family="table-column">
      <style:table-column-properties style:column-width="13.85cm" style:rel-column-width="53391*"/>
    </style:style>
    <style:style style:name="표15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5.B1" style:family="table-cell">
      <style:table-cell-properties fo:background-color="#99ccff" fo:padding="0.097cm" fo:border="0.002cm solid #000000">
        <style:background-image/>
      </style:table-cell-properties>
    </style:style>
    <style:style style:name="표15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5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6" style:family="table">
      <style:table-properties style:width="17cm" table:align="margins"/>
    </style:style>
    <style:style style:name="표16.A" style:family="table-column">
      <style:table-column-properties style:column-width="3.15cm" style:rel-column-width="12144*"/>
    </style:style>
    <style:style style:name="표16.B" style:family="table-column">
      <style:table-column-properties style:column-width="13.85cm" style:rel-column-width="53391*"/>
    </style:style>
    <style:style style:name="표16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6.B1" style:family="table-cell">
      <style:table-cell-properties fo:background-color="#99ccff" fo:padding="0.097cm" fo:border="0.002cm solid #000000">
        <style:background-image/>
      </style:table-cell-properties>
    </style:style>
    <style:style style:name="표16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6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7" style:family="table">
      <style:table-properties style:width="17cm" table:align="margins"/>
    </style:style>
    <style:style style:name="표17.A" style:family="table-column">
      <style:table-column-properties style:column-width="3.15cm" style:rel-column-width="12144*"/>
    </style:style>
    <style:style style:name="표17.B" style:family="table-column">
      <style:table-column-properties style:column-width="13.85cm" style:rel-column-width="53391*"/>
    </style:style>
    <style:style style:name="표17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7.B1" style:family="table-cell">
      <style:table-cell-properties fo:background-color="#99ccff" fo:padding="0.097cm" fo:border="0.002cm solid #000000">
        <style:background-image/>
      </style:table-cell-properties>
    </style:style>
    <style:style style:name="표17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7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8" style:family="table">
      <style:table-properties style:width="17cm" table:align="margins"/>
    </style:style>
    <style:style style:name="표18.A" style:family="table-column">
      <style:table-column-properties style:column-width="3.15cm" style:rel-column-width="12144*"/>
    </style:style>
    <style:style style:name="표18.B" style:family="table-column">
      <style:table-column-properties style:column-width="13.85cm" style:rel-column-width="53391*"/>
    </style:style>
    <style:style style:name="표18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8.B1" style:family="table-cell">
      <style:table-cell-properties fo:background-color="#99ccff" fo:padding="0.097cm" fo:border="0.002cm solid #000000">
        <style:background-image/>
      </style:table-cell-properties>
    </style:style>
    <style:style style:name="표18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8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9" style:family="table">
      <style:table-properties style:width="17cm" table:align="margins"/>
    </style:style>
    <style:style style:name="표19.A" style:family="table-column">
      <style:table-column-properties style:column-width="3.15cm" style:rel-column-width="12144*"/>
    </style:style>
    <style:style style:name="표19.B" style:family="table-column">
      <style:table-column-properties style:column-width="13.85cm" style:rel-column-width="53391*"/>
    </style:style>
    <style:style style:name="표19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9.B1" style:family="table-cell">
      <style:table-cell-properties fo:background-color="#99ccff" fo:padding="0.097cm" fo:border="0.002cm solid #000000">
        <style:background-image/>
      </style:table-cell-properties>
    </style:style>
    <style:style style:name="표19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9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line-height="100%" fo:text-align="center" style:justify-single-word="false"/>
      <style:text-properties style:font-name="함초롬바탕" fo:font-size="26pt" fo:language="en" fo:country="US" style:font-name-asian="함초롬바탕" style:font-size-asian="26pt" style:font-size-complex="26pt"/>
    </style:style>
    <style:style style:name="P2" style:family="paragraph" style:parent-style-name="Text_20_body">
      <style:paragraph-properties fo:line-height="100%" fo:text-align="center" style:justify-single-word="false"/>
      <style:text-properties style:font-name="함초롬바탕" fo:font-size="13pt" style:font-name-asian="함초롬바탕" style:font-size-asian="13pt" style:font-size-complex="13pt"/>
    </style:style>
    <style:style style:name="P3" style:family="paragraph" style:parent-style-name="Text_20_body">
      <style:paragraph-properties fo:line-height="100%" fo:text-align="center" style:justify-single-word="false"/>
      <style:text-properties style:font-name="함초롬바탕" fo:font-size="13pt" fo:language="en" fo:country="US" style:font-name-asian="함초롬바탕" style:font-size-asian="13pt" style:font-size-complex="13pt"/>
    </style:style>
    <style:style style:name="P4" style:family="paragraph" style:parent-style-name="Text_20_body">
      <style:paragraph-properties fo:line-height="100%"/>
      <style:text-properties style:font-name="함초롬바탕" fo:font-size="18pt" style:font-name-asian="함초롬바탕" style:font-size-asian="18pt" style:font-size-complex="18pt"/>
    </style:style>
    <style:style style:name="P5" style:family="paragraph" style:parent-style-name="Text_20_body">
      <style:paragraph-properties fo:line-height="100%" fo:text-align="center" style:justify-single-word="false"/>
      <style:text-properties style:font-name="함초롬바탕" fo:font-size="18pt" style:font-name-asian="함초롬바탕" style:font-size-asian="18pt" style:font-size-complex="18pt"/>
    </style:style>
    <style:style style:name="P6" style:family="paragraph" style:parent-style-name="Text_20_body">
      <style:paragraph-properties fo:line-height="100%" fo:text-align="center" style:justify-single-word="false"/>
      <style:text-properties style:font-name="함초롬바탕" fo:font-size="18pt" fo:language="en" fo:country="US" style:font-name-asian="함초롬바탕" style:font-size-asian="18pt" style:language-asian="ko" style:country-asian="KR" style:font-size-complex="18pt"/>
    </style:style>
    <style:style style:name="P7" style:family="paragraph" style:parent-style-name="Text_20_body">
      <style:paragraph-properties fo:line-height="100%"/>
      <style:text-properties style:font-name="함초롬바탕" style:font-name-asian="함초롬바탕"/>
    </style:style>
    <style:style style:name="P8" style:family="paragraph" style:parent-style-name="Text_20_body">
      <style:paragraph-properties fo:line-height="100%"/>
      <style:text-properties style:font-name="함초롬바탕" style:font-name-asian="함초롬바탕" style:language-asian="ko" style:country-asian="KR"/>
    </style:style>
    <style:style style:name="P9" style:family="paragraph" style:parent-style-name="Text_20_body">
      <style:paragraph-properties fo:line-height="100%"/>
      <style:text-properties style:font-name="함초롬바탕" fo:font-weight="bold" style:font-name-asian="함초롬바탕" style:font-weight-asian="bold" style:font-weight-complex="bold"/>
    </style:style>
    <style:style style:name="P10" style:family="paragraph" style:parent-style-name="Text_20_body" style:list-style-name="">
      <style:paragraph-properties fo:line-height="100%"/>
      <style:text-properties style:font-name="함초롬바탕" fo:font-weight="bold" style:font-name-asian="함초롬바탕" style:font-weight-asian="bold" style:font-weight-complex="bold"/>
    </style:style>
    <style:style style:name="P11" style:family="paragraph" style:parent-style-name="Text_20_body">
      <style:paragraph-properties fo:line-height="100%"/>
      <style:text-properties style:font-name="함초롬바탕" fo:font-weight="bold" style:font-name-asian="함초롬바탕" style:language-asian="ko" style:country-asian="KR" style:font-weight-asian="bold" style:font-weight-complex="bold"/>
    </style:style>
    <style:style style:name="P12" style:family="paragraph" style:parent-style-name="Text_20_body" style:list-style-name="">
      <style:paragraph-properties fo:line-height="100%"/>
      <style:text-properties style:font-name="함초롬바탕" fo:language="en" fo:country="US" fo:font-weight="bold" style:font-name-asian="함초롬바탕" style:language-asian="ko" style:country-asian="KR" style:font-weight-asian="bold" style:font-weight-complex="bold"/>
    </style:style>
    <style:style style:name="P13" style:family="paragraph" style:parent-style-name="Text_20_body">
      <style:paragraph-properties fo:line-height="100%"/>
      <style:text-properties style:font-name="함초롬바탕" fo:font-size="10pt" fo:font-weight="bold" style:font-name-asian="함초롬바탕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line-height="100%"/>
      <style:text-properties style:font-name="함초롬바탕" fo:font-size="10pt" style:font-name-asian="함초롬바탕" style:font-size-asian="10pt" style:font-size-complex="10pt"/>
    </style:style>
    <style:style style:name="P15" style:family="paragraph" style:parent-style-name="Text_20_body">
      <style:paragraph-properties fo:line-height="100%" fo:text-align="center" style:justify-single-word="false"/>
      <style:text-properties style:font-name="함초롬바탕" fo:font-size="10pt" style:font-name-asian="함초롬바탕" style:font-size-asian="10pt" style:font-size-complex="10pt"/>
    </style:style>
    <style:style style:name="P16" style:family="paragraph" style:parent-style-name="Text_20_body">
      <style:paragraph-properties fo:line-height="100%"/>
      <style:text-properties style:font-name="함초롬바탕" fo:font-size="10pt" fo:language="en" fo:country="US" style:font-name-asian="함초롬바탕" style:font-size-asian="10pt" style:font-size-complex="10pt"/>
    </style:style>
    <style:style style:name="P17" style:family="paragraph" style:parent-style-name="Text_20_body" style:list-style-name="">
      <style:paragraph-properties fo:line-height="100%"/>
      <style:text-properties style:font-name="함초롬바탕" fo:font-size="12pt" style:font-name-asian="함초롬바탕" style:font-size-asian="12pt" style:font-size-complex="12pt"/>
    </style:style>
    <style:style style:name="P18" style:family="paragraph" style:parent-style-name="Text_20_body" style:list-style-name="">
      <style:paragraph-properties fo:line-height="100%"/>
      <style:text-properties style:font-name="함초롬바탕" fo:font-size="12pt" fo:font-weight="bold" style:font-name-asian="함초롬바탕" style:font-size-asian="12pt" style:font-weight-asian="bold" style:font-size-complex="12pt" style:font-weight-complex="bold"/>
    </style:style>
    <style:style style:name="P19" style:family="paragraph" style:parent-style-name="Text_20_body" style:list-style-name="L1">
      <style:paragraph-properties fo:line-height="100%" fo:text-align="center" style:justify-single-word="false"/>
      <style:text-properties style:font-name="맑은고딕" fo:font-size="23pt" fo:font-weight="normal" style:font-name-asian="함초롬바탕" style:font-size-asian="23pt" style:font-weight-asian="normal" style:font-size-complex="23pt" style:font-weight-complex="normal"/>
    </style:style>
    <style:style style:name="P20" style:family="paragraph" style:parent-style-name="Text_20_body">
      <style:paragraph-properties fo:line-height="100%" fo:text-align="center" style:justify-single-word="false"/>
      <style:text-properties style:font-name="맑은고딕" fo:font-size="45pt" fo:language="en" fo:country="US" style:font-name-asian="함초롬바탕" style:font-size-asian="45pt" style:font-size-complex="45pt"/>
    </style:style>
    <style:style style:name="P21" style:family="paragraph" style:parent-style-name="Text_20_body">
      <style:paragraph-properties fo:background-color="#ffffff">
        <style:background-image/>
      </style:paragraph-properties>
      <style:text-properties style:font-name="함초롬바탕" fo:font-size="10pt" style:font-name-asian="함초롬바탕" style:font-size-asian="10pt" style:font-size-complex="10pt"/>
    </style:style>
    <style:style style:name="P22" style:family="paragraph" style:parent-style-name="Text_20_body" style:list-style-name="">
      <style:paragraph-properties fo:background-color="#ffffff">
        <style:background-image/>
      </style:paragraph-properties>
      <style:text-properties style:font-name="함초롬바탕" fo:font-size="12pt" fo:font-weight="bold" style:font-name-asian="함초롬바탕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1.251cm" fo:margin-right="0cm" fo:text-indent="-0.529cm" style:auto-text-indent="false" fo:background-color="#ffffff">
        <style:background-image/>
      </style:paragraph-properties>
      <style:text-properties style:font-name="함초롬바탕" fo:font-size="10pt" style:font-name-asian="함초롬바탕" style:font-size-asian="10pt" style:font-size-complex="10pt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 fo:background-color="#ffffff" style:shadow="none">
        <style:tab-stops/>
        <style:background-image/>
      </style:paragraph-properties>
      <style:text-properties style:font-name="함초롬바탕" fo:font-size="10pt" style:font-name-asian="함초롬바탕" style:font-size-asian="10pt" style:font-size-complex="10pt"/>
    </style:style>
    <style:style style:name="P25" style:family="paragraph" style:parent-style-name="Standard">
      <style:paragraph-properties fo:line-height="100%"/>
      <style:text-properties style:font-name="함초롬바탕" style:font-name-asian="함초롬바탕"/>
    </style:style>
    <style:style style:name="P26" style:family="paragraph" style:parent-style-name="Standard">
      <style:paragraph-properties fo:line-height="100%"/>
      <style:text-properties style:font-name="함초롬바탕" style:font-name-asian="함초롬바탕" style:language-asian="ko" style:country-asian="KR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함초롬바탕" style:font-name-asian="함초롬바탕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함초롬바탕" style:font-name-asian="함초롬바탕" style:language-asian="ko" style:country-asian="KR"/>
    </style:style>
    <style:style style:name="P30" style:family="paragraph" style:parent-style-name="Table_20_Contents">
      <style:paragraph-properties fo:line-height="100%" fo:text-align="justify" style:justify-single-word="false"/>
      <style:text-properties style:font-name="함초롬바탕" style:font-name-asian="함초롬바탕" style:language-asian="ko" style:country-asian="KR"/>
    </style:style>
    <style:style style:name="P31" style:family="paragraph" style:parent-style-name="Footer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ko" style:country-asian="KR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language-asian="ko" style:country-asian="KR" style:font-weight-asian="bold" style:font-weight-complex="bold"/>
    </style:style>
    <style:style style:name="T5" style:family="text">
      <style:text-properties style:language-asian="ko" style:country-asian="KR"/>
    </style:style>
    <style:style style:name="T6" style:family="text">
      <style:text-properties fo:font-weight="normal" style:language-asian="ko" style:country-asian="KR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language-asian="ko" style:country-asian="KR" style:font-weight-asian="bold" style:font-weight-complex="bold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0"><text:span text:style-name="T8">Project Proposal</text:span></text:p>
      <text:list xml:id="list40363434" text:style-name="L1">
        <text:list-item>
          <text:p text:style-name="P19"><text:span text:style-name="T2">Microprocessor Term Project</text:span> <text:span text:style-name="T1">-</text:span></text:p>
        </text:list-item>
      </text:list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1">MOL</text:span></text:p>
      <text:p text:style-name="P5"><text:span text:style-name="T1">0892009 </text:span><text:span text:style-name="T2">김태훈</text:span></text:p>
      <text:p text:style-name="P6">0892043 한동희</text:p>
      <text:p text:style-name="P4"/>
      <text:p text:style-name="P4"/>
      <text:p text:style-name="P4"/>
      <text:p text:style-name="P7"/>
      <text:p text:style-name="P7"/>
      <text:p text:style-name="P7"><text:soft-page-break/></text:p>
      <text:p text:style-name="P11"><text:span text:style-name="T1"/></text:p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27">1. 프로젝트 팀 구성<text:tab/>3</text:p>
          <text:p text:style-name="P27">2. 개발 목표<text:tab/>3</text:p>
          <text:p text:style-name="P27">3. 개발 내용<text:tab/>3</text:p>
          <text:p text:style-name="P27">4. 기능 설계<text:tab/>4</text:p>
          <text:p text:style-name="P27">5. 시나리오<text:tab/>4</text:p>
          <text:p text:style-name="P27">6. 제약사항<text:tab/>4</text:p>
          <text:p text:style-name="P27">7. 구조도<text:tab/>5</text:p>
          <text:p text:style-name="P27">8. Test Plan<text:tab/>7</text:p>
        </text:index-body>
      </text:table-of-content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h text:style-name="P10" text:outline-level="1"><text:soft-page-break/><text:span text:style-name="T9">1. </text:span><text:span text:style-name="T10">프로젝트 팀 구성</text:span></text:h>
      <text:p text:style-name="P14"><text:s text:c="4"/>팀 이름 <text:span text:style-name="T1">: </text:span><text:span text:style-name="T1">MOL (Microprocessor Of Legends)</text:span></text:p>
      <text:p text:style-name="P14"><text:span text:style-name="T1"><text:tab/>0892009 </text:span>김태훈 <text:span text:style-name="T1">(conakuki)</text:span></text:p>
      <text:p text:style-name="P14"><text:span text:style-name="T1"><text:tab/>0892043 </text:span>한동희 <text:span text:style-name="T1">(HanDongHee)</text:span></text:p>
      <text:p text:style-name="P14"/>
      <text:h text:style-name="P18" text:outline-level="1"><text:span text:style-name="T1">2. </text:span>개발 <text:span text:style-name="T5">목표</text:span></text:h>
      <text:p text:style-name="P14"><text:s/>C<text:span text:style-name="T5">언어 기반의 프로그래밍을 통한 임베디드 소프트웨어 개발 능력을 배양하고, Nintendo Ds를 이용한 프로그램 개발 능력을 향상시키며 팀 단위 프로젝트를 통해 팀원으로서의 역할을 수행하는 능력을 기른다.</text:span></text:p>
      <text:p text:style-name="P14"/>
      <text:h text:style-name="P18" text:outline-level="1"><text:span text:style-name="T1">3. </text:span>개발 내용</text:h>
      <text:p text:style-name="P14"><text:s text:c="2"/>요즘 스마트폰에서 많은 사람들이 사용하고 있는 인기 있는 게임 중 하나를 선택하여 구현한다<text:span text:style-name="T1">. </text:span>애니팡<text:span text:style-name="T1">, </text:span>캔<text:span text:style-name="T5">디</text:span>팡<text:span text:style-name="T1">, </text:span>보석팡 등<text:span text:style-name="T1">, -</text:span>팡으로 끝나는 게임이 주를 이루고 있는데 그 중에서도 게임 방법이 비교적 간단하고 직관적인 캔디팡을 구현한다<text:span text:style-name="T1">. </text:span>단 다른 게임과의 차별화 및 재미를 위해 <text:span text:style-name="T1">coin</text:span>을 이용한 팡게임을 구현한다<text:span text:style-name="T1">.</text:span></text:p>
      <text:p text:style-name="P14"><text:span text:style-name="T1"/></text:p>
      <text:p text:style-name="P15"><draw:frame draw:style-name="fr1" draw:name="그림1" text:anchor-type="paragraph" svg:width="7.622cm" svg:height="10.109cm" draw:z-index="0"><draw:image xlink:href="Pictures/2000000900001DC50000277CFB5B8868.svm" xlink:type="simple" xlink:show="embed" xlink:actuate="onLoad"/></draw:frame> <text:s/>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7" text:outline-level="1"><text:soft-page-break/><text:span text:style-name="T3">4. </text:span><text:span text:style-name="T7">기능 설계</text:span></text:h>
      <text:p text:style-name="P24"><text:s text:c="2"/>- 시간 <text:span text:style-name="T1">1</text:span>분 제한</text:p>
      <text:p text:style-name="P24"><text:s text:c="2"/>- <text:span text:style-name="T5">최고 점수 갱신 시 이름 입력 받음</text:span></text:p>
      <text:p text:style-name="P24"><text:s text:c="2"/>- 같은 동전이 <text:span text:style-name="T1">3</text:span>개 이상 붙어있을 때 클릭하면 터짐</text:p>
      <text:p text:style-name="P24"><text:s text:c="2"/>- 일정시간 내에 터뜨리면 콤보</text:p>
      <text:p text:style-name="P24"><text:s text:c="2"/>- 콤보 시간 계산 및 콤보 수에 따른 획득 점수 가중치 부여</text:p>
      <text:p text:style-name="P24"><text:s text:c="2"/>- 잘못 누르면 콤보 <text:span text:style-name="T1">0 </text:span>초기화</text:p>
      <text:p text:style-name="P24"><text:s text:c="2"/>- 필드 크기는 <text:span text:style-name="T1">7*7</text:span></text:p>
      <text:p text:style-name="P24"><text:s text:c="2"/>- 동전은 <text:span text:style-name="T1">4</text:span>종류 빨 노 초 파</text:p>
      <text:p text:style-name="P23"/>
      <text:h text:style-name="P22" text:outline-level="1"><text:span text:style-name="T1">5. </text:span>시나리오</text:h>
      <text:p text:style-name="P21"><text:s text:c="2"/>- <text:span text:style-name="T5">게</text:span>임을 처음 실행하면 <text:span text:style-name="T2">게임을 바로 시작하거나, 랭킹을 보거나 종료할 수 있다.</text:span></text:p>
      <text:p text:style-name="P21"><text:s text:c="2"/>- 게임이 시작되면 <text:span text:style-name="T1">7*7</text:span>의 필드에 동전이 랜덤으로 배치된다<text:span text:style-name="T1">.</text:span></text:p>
      <text:p text:style-name="P21"><text:s text:c="2"/>- 동일한 모양의 동전이 <text:span text:style-name="T1">3</text:span>개 이상 붙어있는 곳을 마우스로 클릭하면 동전이 터진다<text:span text:style-name="T1">. </text:span></text:p>
      <text:p text:style-name="P21"><text:s text:c="2"/>- 동전이 터지고 빈 공간에는 새로운 동전이 내려온다<text:span text:style-name="T1">.</text:span></text:p>
      <text:p text:style-name="P21"><text:s text:c="2"/>- 게임은 <text:span text:style-name="T1">1</text:span>분간 진행한다<text:span text:style-name="T1">.</text:span></text:p>
      <text:p text:style-name="P21"><text:s text:c="2"/>- 콤보 개수에 따라 점수에 가중치가 붙는다<text:span text:style-name="T1">.</text:span></text:p>
      <text:p text:style-name="P21"><text:span text:style-name="T1"><text:s text:c="2"/>- 1</text:span>분이 지나면 게임이 중단되고 점수를 보여준다<text:span text:style-name="T1">.</text:span></text:p>
      <text:p text:style-name="P21"><text:span text:style-name="T1"><text:s text:c="2"/>- </text:span><text:span text:style-name="T2">자신의 점수가 저장된 점수보다 높으면 최고 기록이 경신되고 이름을 입력할 수 있다.</text:span></text:p>
      <text:p text:style-name="P21"><text:s text:c="2"/>- 랭킹<text:span text:style-name="T5">은 최고 점수와 그 사용자가 입력한 이름을</text:span> 볼 수 있다<text:span text:style-name="T1">.</text:span></text:p>
      <text:p text:style-name="P16"/>
      <text:h text:style-name="P17" text:outline-level="1"><text:span text:style-name="T3">6. </text:span><text:span text:style-name="T4">제약사항</text:span></text:h>
      <text:p text:style-name="P14"><text:s text:c="2"/>- <text:s/>닌텐도 <text:span text:style-name="T1">DS</text:span>에 관련된 <text:span text:style-name="T1">API </text:span>정보들이 부족하다<text:span text:style-name="T1">.</text:span></text:p>
      <text:p text:style-name="P14"><text:span text:style-name="T1"><text:tab/>→ 여러 사이트를 참고하고, 필요한 메서드는 직접 헤더 형태로 구현하여 추가한다.</text:span></text:p>
      <text:p text:style-name="P14"><text:s text:c="2"/>- <text:s/>화려한 그래픽을 구현하는데 어려움이 있다<text:span text:style-name="T1">.</text:span></text:p>
      <text:p text:style-name="P14"><text:span text:style-name="T1"><text:tab/>→ 직접 그림을 그리거나 검색하여 구한다.</text:span></text:p>
      <text:p text:style-name="P14"><text:s text:c="2"/>- <text:s/>디버그가 불가능하다<text:span text:style-name="T1">.</text:span></text:p>
      <text:p text:style-name="P14"><text:span text:style-name="T1"><text:tab/>→ 에뮬레이터나 직접 모니터링하여 해결한다.</text:span></text:p>
      <text:p text:style-name="P14"><text:s text:c="2"/>- <text:s/>터치패드 입력 및 화면 출력에 대한 정보가 부족하다<text:span text:style-name="T1">.</text:span></text:p>
      <text:p text:style-name="P14"><text:span text:style-name="T1"><text:tab/>→ <text:s/>NDS에 대한 사이트나 전문 서적들을 참고하여 해결한다.</text:span></text:p>
      <text:h text:style-name="P17" text:outline-level="1"><text:soft-page-break/><text:span text:style-name="T3">7. </text:span><text:span text:style-name="T4">구조도</text:span></text:h>
      <text:p text:style-name="P13"><text:span text:style-name="T6"><text:s text:c="2"/>- 하드웨어 구조도</text:span></text:p>
      <text:p text:style-name="P7"><draw:frame draw:style-name="fr2" draw:name="그림2" text:anchor-type="paragraph" svg:x="0.926cm" svg:y="0.131cm" svg:width="15.164cm" svg:height="20.034cm" draw:z-index="1"><draw:image xlink:href="Pictures/20000007000024B20000307A312F61D1.svm" xlink:type="simple" xlink:show="embed" xlink:actuate="onLoad"/></draw:frame></text:p>
      <text:p text:style-name="P25"/>
      <text:p text:style-name="P25"/>
      <text:p text:style-name="P25"><text:soft-page-break/><text:span text:style-name="T5"><text:s text:c="2"/>- 소프트웨어 구조도</text:span></text:p>
      <text:p text:style-name="P25"><text:span text:style-name="T5">Main Task</text:span></text:p>
      <text:p text:style-name="P26"><draw:frame draw:style-name="fr3" draw:name="그림3" text:anchor-type="paragraph" svg:width="17cm" svg:height="7.01cm" draw:z-index="2"><draw:image xlink:href="Pictures/2000011C00004A3B00001E9DD277590E.svm" xlink:type="simple" xlink:show="embed" xlink:actuate="onLoad"/></draw:frame></text:p>
      <text:p text:style-name="P26">Playing Task</text:p>
      <text:p text:style-name="P26"><draw:frame draw:style-name="fr2" draw:name="그림4" text:anchor-type="paragraph" svg:x="-0.039cm" svg:y="0.624cm" svg:width="15.201cm" svg:height="8.04cm" draw:z-index="3"><draw:image xlink:href="Pictures/200000C800003B6200001F68262E273B.svm" xlink:type="simple" xlink:show="embed" xlink:actuate="onLoad"/></draw:frame></text:p>
      <text:p text:style-name="P26">Key Task</text:p>
      <text:p text:style-name="P26"><draw:frame draw:style-name="fr2" draw:name="그림5" text:anchor-type="paragraph" svg:x="0.037cm" svg:y="0.095cm" svg:width="9.805cm" svg:height="3.806cm" draw:z-index="4"><draw:image xlink:href="Pictures/2000004C0000264D00000EDFA1F63C62.svm" xlink:type="simple" xlink:show="embed" xlink:actuate="onLoad"/></draw:frame></text:p>
      <text:p text:style-name="P26"/>
      <text:p text:style-name="P26"/>
      <text:p text:style-name="P26"/>
      <text:h text:style-name="P12" text:outline-level="1"/>
      <text:h text:style-name="P12" text:outline-level="1"/>
      <text:h text:style-name="P12" text:outline-level="1"><text:soft-page-break/>8. Test Plan</text:h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28">No.1</text:p>
          </table:table-cell>
          <table:table-cell table:style-name="표1.B1" office:value-type="string">
            <text:p text:style-name="P29">프로그램 시작 시</text:p>
          </table:table-cell>
        </table:table-row>
        <table:table-row>
          <table:table-cell table:style-name="표1.A2" office:value-type="string">
            <text:p text:style-name="P29">예상 결과</text:p>
          </table:table-cell>
          <table:table-cell table:style-name="표1.B2" office:value-type="string">
            <text:p text:style-name="P30"><text:s/>상단 화면에서는 게임 이미지가 나오고 Game Start, Exit, Ranking 메뉴가 뜬다.</text:p>
          </table:table-cell>
        </table:table-row>
        <table:table-row>
          <table:table-cell table:style-name="표1.A3" office:value-type="string">
            <text:p text:style-name="P29">평가</text:p>
          </table:table-cell>
          <table:table-cell table:style-name="표1.B2" office:value-type="string">
            <text:p text:style-name="P28"/>
          </table:table-cell>
        </table:table-row>
      </table:table>
      <text:p text:style-name="P8"/>
      <table:table table:name="표2" table:style-name="표2">
        <table:table-column table:style-name="표2.A"/>
        <table:table-column table:style-name="표2.B"/>
        <table:table-row>
          <table:table-cell table:style-name="표2.A1" office:value-type="string">
            <text:p text:style-name="P28">No.2</text:p>
          </table:table-cell>
          <table:table-cell table:style-name="표2.B1" office:value-type="string">
            <text:p text:style-name="P29">Exit 버튼 터치 시</text:p>
          </table:table-cell>
        </table:table-row>
        <table:table-row>
          <table:table-cell table:style-name="표2.A2" office:value-type="string">
            <text:p text:style-name="P29">예상 결과</text:p>
          </table:table-cell>
          <table:table-cell table:style-name="표2.B2" office:value-type="string">
            <text:p text:style-name="P30"><text:s/>‘정말 종료하시겠습니까?’ 메시지 출력하고, Yes와 No 버튼을 출력한다.</text:p>
          </table:table-cell>
        </table:table-row>
        <table:table-row>
          <table:table-cell table:style-name="표2.A3" office:value-type="string">
            <text:p text:style-name="P29">평가</text:p>
          </table:table-cell>
          <table:table-cell table:style-name="표2.B2" office:value-type="string">
            <text:p text:style-name="P28"/>
          </table:table-cell>
        </table:table-row>
      </table:table>
      <text:p text:style-name="P25"/>
      <table:table table:name="표3" table:style-name="표3">
        <table:table-column table:style-name="표3.A"/>
        <table:table-column table:style-name="표3.B"/>
        <table:table-row>
          <table:table-cell table:style-name="표3.A1" office:value-type="string">
            <text:p text:style-name="P28">No.3</text:p>
          </table:table-cell>
          <table:table-cell table:style-name="표3.B1" office:value-type="string">
            <text:p text:style-name="P29">종료 메시지 창 터치 시 (Yes)</text:p>
          </table:table-cell>
        </table:table-row>
        <table:table-row>
          <table:table-cell table:style-name="표3.A2" office:value-type="string">
            <text:p text:style-name="P29">예상 결과</text:p>
          </table:table-cell>
          <table:table-cell table:style-name="표3.B2" office:value-type="string">
            <text:p text:style-name="P30"><text:s/>프로그램이 종료된다.</text:p>
          </table:table-cell>
        </table:table-row>
        <table:table-row>
          <table:table-cell table:style-name="표3.A3" office:value-type="string">
            <text:p text:style-name="P29">평가</text:p>
          </table:table-cell>
          <table:table-cell table:style-name="표3.B2" office:value-type="string">
            <text:p text:style-name="P28"/>
          </table:table-cell>
        </table:table-row>
      </table:table>
      <text:p text:style-name="P25"/>
      <table:table table:name="표4" table:style-name="표4">
        <table:table-column table:style-name="표4.A"/>
        <table:table-column table:style-name="표4.B"/>
        <table:table-row>
          <table:table-cell table:style-name="표4.A1" office:value-type="string">
            <text:p text:style-name="P28">No.4</text:p>
          </table:table-cell>
          <table:table-cell table:style-name="표4.B1" office:value-type="string">
            <text:p text:style-name="P29">종료 메시지 창 터치 시 (No)</text:p>
          </table:table-cell>
        </table:table-row>
        <table:table-row>
          <table:table-cell table:style-name="표4.A2" office:value-type="string">
            <text:p text:style-name="P29">예상 결과</text:p>
          </table:table-cell>
          <table:table-cell table:style-name="표4.B2" office:value-type="string">
            <text:p text:style-name="P30"><text:s/>초기 화면으로 되돌아간다.</text:p>
          </table:table-cell>
        </table:table-row>
        <table:table-row>
          <table:table-cell table:style-name="표4.A3" office:value-type="string">
            <text:p text:style-name="P29">평가</text:p>
          </table:table-cell>
          <table:table-cell table:style-name="표4.B2" office:value-type="string">
            <text:p text:style-name="P28"/>
          </table:table-cell>
        </table:table-row>
      </table:table>
      <text:p text:style-name="P25"/>
      <table:table table:name="표5" table:style-name="표5">
        <table:table-column table:style-name="표5.A"/>
        <table:table-column table:style-name="표5.B"/>
        <table:table-row>
          <table:table-cell table:style-name="표5.A1" office:value-type="string">
            <text:p text:style-name="P28">No.5</text:p>
          </table:table-cell>
          <table:table-cell table:style-name="표5.B1" office:value-type="string">
            <text:p text:style-name="P29">종료 메시지 창에서 Yes와 No 이외의 영역 터치 시</text:p>
          </table:table-cell>
        </table:table-row>
        <table:table-row>
          <table:table-cell table:style-name="표5.A2" office:value-type="string">
            <text:p text:style-name="P29">예상 결과</text:p>
          </table:table-cell>
          <table:table-cell table:style-name="표5.B2" office:value-type="string">
            <text:p text:style-name="P30"><text:s/>프로그램 상의 아무런 변화가 없다.</text:p>
          </table:table-cell>
        </table:table-row>
        <table:table-row>
          <table:table-cell table:style-name="표5.A3" office:value-type="string">
            <text:p text:style-name="P29">평가</text:p>
          </table:table-cell>
          <table:table-cell table:style-name="표5.B2" office:value-type="string">
            <text:p text:style-name="P28"/>
          </table:table-cell>
        </table:table-row>
      </table:table>
      <text:p text:style-name="P25"/>
      <table:table table:name="표6" table:style-name="표6">
        <table:table-column table:style-name="표6.A"/>
        <table:table-column table:style-name="표6.B"/>
        <table:table-row>
          <table:table-cell table:style-name="표6.A1" office:value-type="string">
            <text:p text:style-name="P28">No.6</text:p>
          </table:table-cell>
          <table:table-cell table:style-name="표6.B1" office:value-type="string">
            <text:p text:style-name="P29"><text:s/>Ranking 버튼 터치 시</text:p>
          </table:table-cell>
        </table:table-row>
        <table:table-row>
          <table:table-cell table:style-name="표6.A2" office:value-type="string">
            <text:p text:style-name="P29">예상 결과</text:p>
          </table:table-cell>
          <table:table-cell table:style-name="표6.B2" office:value-type="string">
            <text:p text:style-name="P30"><text:s/>User Ranking을 보여준다. Ranking은 User의 이름과 점수를 포함하며 순위를 보여준다. 또한, 뒤로 가기 버튼을 제공한다.</text:p>
          </table:table-cell>
        </table:table-row>
        <table:table-row>
          <table:table-cell table:style-name="표6.A3" office:value-type="string">
            <text:p text:style-name="P29">평가</text:p>
          </table:table-cell>
          <table:table-cell table:style-name="표6.B2" office:value-type="string">
            <text:p text:style-name="P28"/>
          </table:table-cell>
        </table:table-row>
      </table:table>
      <text:p text:style-name="P25"/>
      <text:p text:style-name="P25"/>
      <text:p text:style-name="P25"><text:soft-page-break/></text:p>
      <text:p text:style-name="P25"/>
      <table:table table:name="표7" table:style-name="표7">
        <table:table-column table:style-name="표7.A"/>
        <table:table-column table:style-name="표7.B"/>
        <table:table-row>
          <table:table-cell table:style-name="표7.A1" office:value-type="string">
            <text:p text:style-name="P28">No.7</text:p>
          </table:table-cell>
          <table:table-cell table:style-name="표7.B1" office:value-type="string">
            <text:p text:style-name="P29">Ranking에서 뒤로가기 버튼 터치 시</text:p>
          </table:table-cell>
        </table:table-row>
        <table:table-row>
          <table:table-cell table:style-name="표7.A2" office:value-type="string">
            <text:p text:style-name="P29">예상 결과</text:p>
          </table:table-cell>
          <table:table-cell table:style-name="표7.B2" office:value-type="string">
            <text:p text:style-name="P30"><text:s/>초기 화면으로 되돌아간다.</text:p>
          </table:table-cell>
        </table:table-row>
        <table:table-row>
          <table:table-cell table:style-name="표7.A3" office:value-type="string">
            <text:p text:style-name="P29">평가</text:p>
          </table:table-cell>
          <table:table-cell table:style-name="표7.B2" office:value-type="string">
            <text:p text:style-name="P28"/>
          </table:table-cell>
        </table:table-row>
      </table:table>
      <text:p text:style-name="P25"/>
      <table:table table:name="표8" table:style-name="표8">
        <table:table-column table:style-name="표8.A"/>
        <table:table-column table:style-name="표8.B"/>
        <table:table-row>
          <table:table-cell table:style-name="표8.A1" office:value-type="string">
            <text:p text:style-name="P28">No.8</text:p>
          </table:table-cell>
          <table:table-cell table:style-name="표8.B1" office:value-type="string">
            <text:p text:style-name="P29">Ranking에서 뒤로 가기 버튼 이외의 영역 터치 시</text:p>
          </table:table-cell>
        </table:table-row>
        <table:table-row>
          <table:table-cell table:style-name="표8.A2" office:value-type="string">
            <text:p text:style-name="P29">예상 결과</text:p>
          </table:table-cell>
          <table:table-cell table:style-name="표8.B2" office:value-type="string">
            <text:p text:style-name="P30"><text:s/>프로그램 상의 아무런 변화가 없다.</text:p>
          </table:table-cell>
        </table:table-row>
        <table:table-row>
          <table:table-cell table:style-name="표8.A3" office:value-type="string">
            <text:p text:style-name="P29">평가</text:p>
          </table:table-cell>
          <table:table-cell table:style-name="표8.B2" office:value-type="string">
            <text:p text:style-name="P28"/>
          </table:table-cell>
        </table:table-row>
      </table:table>
      <text:p text:style-name="P25"/>
      <table:table table:name="표9" table:style-name="표9">
        <table:table-column table:style-name="표9.A"/>
        <table:table-column table:style-name="표9.B"/>
        <table:table-row>
          <table:table-cell table:style-name="표9.A1" office:value-type="string">
            <text:p text:style-name="P28">No.9</text:p>
          </table:table-cell>
          <table:table-cell table:style-name="표9.B1" office:value-type="string">
            <text:p text:style-name="P29">Game Start 버튼 터치 시</text:p>
          </table:table-cell>
        </table:table-row>
        <table:table-row>
          <table:table-cell table:style-name="표9.A2" office:value-type="string">
            <text:p text:style-name="P29">예상 결과</text:p>
          </table:table-cell>
          <table:table-cell table:style-name="표9.B2" office:value-type="string">
            <text:p text:style-name="P30"><text:s/>상단 화면에 7x7로 이루어진 5종류의 Coin을 보여주고, 제한 시간은 1분으로 설정되며 3초 후부터 시간이 줄어든다.</text:p>
          </table:table-cell>
        </table:table-row>
        <table:table-row>
          <table:table-cell table:style-name="표9.A3" office:value-type="string">
            <text:p text:style-name="P29">평가</text:p>
          </table:table-cell>
          <table:table-cell table:style-name="표9.B2" office:value-type="string">
            <text:p text:style-name="P28"/>
          </table:table-cell>
        </table:table-row>
      </table:table>
      <text:p text:style-name="P25"/>
      <table:table table:name="표10" table:style-name="표10">
        <table:table-column table:style-name="표10.A"/>
        <table:table-column table:style-name="표10.B"/>
        <table:table-row>
          <table:table-cell table:style-name="표10.A1" office:value-type="string">
            <text:p text:style-name="P28">No.10</text:p>
          </table:table-cell>
          <table:table-cell table:style-name="표10.B1" office:value-type="string">
            <text:p text:style-name="P29">Coin 터치 시 (같은 종류의 Coin이 3개 미만인 곳)</text:p>
          </table:table-cell>
        </table:table-row>
        <table:table-row>
          <table:table-cell table:style-name="표10.A2" office:value-type="string">
            <text:p text:style-name="P29">예상 결과</text:p>
          </table:table-cell>
          <table:table-cell table:style-name="표10.B2" office:value-type="string">
            <text:p text:style-name="P30"><text:s/>아무런 반응이 없다.</text:p>
          </table:table-cell>
        </table:table-row>
        <table:table-row>
          <table:table-cell table:style-name="표10.A3" office:value-type="string">
            <text:p text:style-name="P29">평가</text:p>
          </table:table-cell>
          <table:table-cell table:style-name="표10.B2" office:value-type="string">
            <text:p text:style-name="P28"/>
          </table:table-cell>
        </table:table-row>
      </table:table>
      <text:p text:style-name="P25"/>
      <table:table table:name="표11" table:style-name="표11">
        <table:table-column table:style-name="표11.A"/>
        <table:table-column table:style-name="표11.B"/>
        <table:table-row>
          <table:table-cell table:style-name="표11.A1" office:value-type="string">
            <text:p text:style-name="P28">No.11</text:p>
          </table:table-cell>
          <table:table-cell table:style-name="표11.B1" office:value-type="string">
            <text:p text:style-name="P29">Coin 터치 시 (같은 종류의 Coin이 3개 이상인 곳)</text:p>
          </table:table-cell>
        </table:table-row>
        <table:table-row>
          <table:table-cell table:style-name="표11.A2" office:value-type="string">
            <text:p text:style-name="P29">예상 결과</text:p>
          </table:table-cell>
          <table:table-cell table:style-name="표11.B2" office:value-type="string">
            <text:p text:style-name="P30"><text:s/>같은 종류로 이어져 있는 Coin이 모두 터지고 터진 Coin의 개수에 따라 점수를 획득하며 위에 있던 Coin이 터진 자리로 내려오고, 내려가 빈 자리에는 새로운 Coin이 랜덤으로 채워진다.</text:p>
          </table:table-cell>
        </table:table-row>
        <table:table-row>
          <table:table-cell table:style-name="표11.A3" office:value-type="string">
            <text:p text:style-name="P29">평가</text:p>
          </table:table-cell>
          <table:table-cell table:style-name="표11.B2" office:value-type="string">
            <text:p text:style-name="P28"/>
          </table:table-cell>
        </table:table-row>
      </table:table>
      <text:p text:style-name="P25"/>
      <table:table table:name="표12" table:style-name="표12">
        <table:table-column table:style-name="표12.A"/>
        <table:table-column table:style-name="표12.B"/>
        <table:table-row>
          <table:table-cell table:style-name="표12.A1" office:value-type="string">
            <text:p text:style-name="P28">No.12</text:p>
          </table:table-cell>
          <table:table-cell table:style-name="표12.B1" office:value-type="string">
            <text:p text:style-name="P29">Coin을 연속으로 터뜨렸을 경우 (일정 시간이 지난 후)</text:p>
          </table:table-cell>
        </table:table-row>
        <table:table-row>
          <table:table-cell table:style-name="표12.A2" office:value-type="string">
            <text:p text:style-name="P29">예상 결과</text:p>
          </table:table-cell>
          <table:table-cell table:style-name="표12.B2" office:value-type="string">
            <text:p text:style-name="P30"><text:s/>획득 점수의 가중치가 초기화된다.</text:p>
          </table:table-cell>
        </table:table-row>
        <table:table-row>
          <table:table-cell table:style-name="표12.A3" office:value-type="string">
            <text:p text:style-name="P29">평가</text:p>
          </table:table-cell>
          <table:table-cell table:style-name="표12.B2" office:value-type="string">
            <text:p text:style-name="P28"/>
          </table:table-cell>
        </table:table-row>
      </table:table>
      <text:p text:style-name="P25"/>
      <table:table table:name="표13" table:style-name="표13">
        <table:table-column table:style-name="표13.A"/>
        <table:table-column table:style-name="표13.B"/>
        <text:soft-page-break/>
        <table:table-row>
          <table:table-cell table:style-name="표13.A1" office:value-type="string">
            <text:p text:style-name="P28">No.13</text:p>
          </table:table-cell>
          <table:table-cell table:style-name="표13.B1" office:value-type="string">
            <text:p text:style-name="P29">Coin을 연속으로 터뜨렸을 경우 (일정 시간이 내에)</text:p>
          </table:table-cell>
        </table:table-row>
        <table:table-row>
          <table:table-cell table:style-name="표13.A2" office:value-type="string">
            <text:p text:style-name="P29">예상 결과</text:p>
          </table:table-cell>
          <table:table-cell table:style-name="표13.B2" office:value-type="string">
            <text:p text:style-name="P30"><text:s/>Combo 횟수를 표시해주고 획득 점수에 가중치를 준다.</text:p>
          </table:table-cell>
        </table:table-row>
        <table:table-row>
          <table:table-cell table:style-name="표13.A3" office:value-type="string">
            <text:p text:style-name="P29">평가</text:p>
          </table:table-cell>
          <table:table-cell table:style-name="표13.B2" office:value-type="string">
            <text:p text:style-name="P28"/>
          </table:table-cell>
        </table:table-row>
      </table:table>
      <table:table table:name="표14" table:style-name="표14">
        <table:table-column table:style-name="표14.A"/>
        <table:table-column table:style-name="표14.B"/>
        <table:table-row>
          <table:table-cell table:style-name="표14.A1" office:value-type="string">
            <text:p text:style-name="P28">No.14</text:p>
          </table:table-cell>
          <table:table-cell table:style-name="표14.B1" office:value-type="string">
            <text:p text:style-name="P29">Coin을 연속으로 터뜨렸을 경우 (일정 시간이 내에 3회 이상)</text:p>
          </table:table-cell>
        </table:table-row>
        <table:table-row>
          <table:table-cell table:style-name="표14.A2" office:value-type="string">
            <text:p text:style-name="P29">예상 결과</text:p>
          </table:table-cell>
          <table:table-cell table:style-name="표14.B2" office:value-type="string">
            <text:p text:style-name="P30"><text:s/>Combo 횟수를 표시해주고 획득 점수에 더 많은 가중치를 준다.</text:p>
          </table:table-cell>
        </table:table-row>
        <table:table-row>
          <table:table-cell table:style-name="표14.A3" office:value-type="string">
            <text:p text:style-name="P29">평가</text:p>
          </table:table-cell>
          <table:table-cell table:style-name="표14.B2" office:value-type="string">
            <text:p text:style-name="P28"/>
          </table:table-cell>
        </table:table-row>
      </table:table>
      <text:p text:style-name="P25"/>
      <table:table table:name="표15" table:style-name="표15">
        <table:table-column table:style-name="표15.A"/>
        <table:table-column table:style-name="표15.B"/>
        <table:table-row>
          <table:table-cell table:style-name="표15.A1" office:value-type="string">
            <text:p text:style-name="P28">No.15</text:p>
          </table:table-cell>
          <table:table-cell table:style-name="표15.B1" office:value-type="string">
            <text:p text:style-name="P29">더 이상 터뜨릴 Coin이 없을 경우</text:p>
          </table:table-cell>
        </table:table-row>
        <table:table-row>
          <table:table-cell table:style-name="표15.A2" office:value-type="string">
            <text:p text:style-name="P29">예상 결과</text:p>
          </table:table-cell>
          <table:table-cell table:style-name="표15.B2" office:value-type="string">
            <text:p text:style-name="P30"><text:s/>필드의 Coin들을 재배치한다.</text:p>
          </table:table-cell>
        </table:table-row>
        <table:table-row>
          <table:table-cell table:style-name="표15.A3" office:value-type="string">
            <text:p text:style-name="P29">평가</text:p>
          </table:table-cell>
          <table:table-cell table:style-name="표15.B2" office:value-type="string">
            <text:p text:style-name="P28"/>
          </table:table-cell>
        </table:table-row>
      </table:table>
      <text:p text:style-name="P25"/>
      <table:table table:name="표16" table:style-name="표16">
        <table:table-column table:style-name="표16.A"/>
        <table:table-column table:style-name="표16.B"/>
        <table:table-row>
          <table:table-cell table:style-name="표16.A1" office:value-type="string">
            <text:p text:style-name="P28">No.16</text:p>
          </table:table-cell>
          <table:table-cell table:style-name="표16.B1" office:value-type="string">
            <text:p text:style-name="P29">필드 내 Coin 이외의 다른 영역을 터치 시</text:p>
          </table:table-cell>
        </table:table-row>
        <table:table-row>
          <table:table-cell table:style-name="표16.A2" office:value-type="string">
            <text:p text:style-name="P29">예상 결과</text:p>
          </table:table-cell>
          <table:table-cell table:style-name="표16.B2" office:value-type="string">
            <text:p text:style-name="P30"><text:s/>아무런 반응이 없다.</text:p>
          </table:table-cell>
        </table:table-row>
        <table:table-row>
          <table:table-cell table:style-name="표16.A3" office:value-type="string">
            <text:p text:style-name="P29">평가</text:p>
          </table:table-cell>
          <table:table-cell table:style-name="표16.B2" office:value-type="string">
            <text:p text:style-name="P28"/>
          </table:table-cell>
        </table:table-row>
      </table:table>
      <text:p text:style-name="P25"/>
      <table:table table:name="표17" table:style-name="표17">
        <table:table-column table:style-name="표17.A"/>
        <table:table-column table:style-name="표17.B"/>
        <table:table-row>
          <table:table-cell table:style-name="표17.A1" office:value-type="string">
            <text:p text:style-name="P28">No.17</text:p>
          </table:table-cell>
          <table:table-cell table:style-name="표17.B1" office:value-type="string">
            <text:p text:style-name="P29">60초가 모두 지났을 경우 (최고 점수를 경신하지 않은 경우)</text:p>
          </table:table-cell>
        </table:table-row>
        <table:table-row>
          <table:table-cell table:style-name="표17.A2" office:value-type="string">
            <text:p text:style-name="P29">예상 결과</text:p>
          </table:table-cell>
          <table:table-cell table:style-name="표17.B2" office:value-type="string">
            <text:p text:style-name="P30"><text:s/>최종 점수를 보여주고, 3초 후 초기 화면으로 돌아간다.</text:p>
          </table:table-cell>
        </table:table-row>
        <table:table-row>
          <table:table-cell table:style-name="표17.A3" office:value-type="string">
            <text:p text:style-name="P29">평가</text:p>
          </table:table-cell>
          <table:table-cell table:style-name="표17.B2" office:value-type="string">
            <text:p text:style-name="P30"/>
          </table:table-cell>
        </table:table-row>
      </table:table>
      <text:p text:style-name="P25"/>
      <table:table table:name="표18" table:style-name="표18">
        <table:table-column table:style-name="표18.A"/>
        <table:table-column table:style-name="표18.B"/>
        <table:table-row>
          <table:table-cell table:style-name="표18.A1" office:value-type="string">
            <text:p text:style-name="P28">No.18</text:p>
          </table:table-cell>
          <table:table-cell table:style-name="표18.B1" office:value-type="string">
            <text:p text:style-name="P29">60초가 모두 지났을 경우 (최고 점수를 경신한 경우)</text:p>
          </table:table-cell>
        </table:table-row>
        <table:table-row>
          <table:table-cell table:style-name="표18.A2" office:value-type="string">
            <text:p text:style-name="P29">예상 결과</text:p>
          </table:table-cell>
          <table:table-cell table:style-name="표18.B2" office:value-type="string">
            <text:p text:style-name="P30"><text:s/>최종 점수를 보여주고, ‘최고 점수 입니다. 랭킹에 이름을 등록해주세요.’ 메시지를 출력한 후 User의 이름을 등록하는 화면을 보여준다.</text:p>
          </table:table-cell>
        </table:table-row>
        <table:table-row>
          <table:table-cell table:style-name="표18.A3" office:value-type="string">
            <text:p text:style-name="P29">평가</text:p>
          </table:table-cell>
          <table:table-cell table:style-name="표18.B2" office:value-type="string">
            <text:p text:style-name="P28"/>
          </table:table-cell>
        </table:table-row>
      </table:table>
      <text:p text:style-name="P25"/>
      <table:table table:name="표19" table:style-name="표19">
        <table:table-column table:style-name="표19.A"/>
        <table:table-column table:style-name="표19.B"/>
        <table:table-row>
          <table:table-cell table:style-name="표19.A1" office:value-type="string">
            <text:p text:style-name="P28">No.19</text:p>
          </table:table-cell>
          <table:table-cell table:style-name="표19.B1" office:value-type="string">
            <text:p text:style-name="P29">User의 이름을 등록 했을 시</text:p>
          </table:table-cell>
        </table:table-row>
        <table:table-row>
          <table:table-cell table:style-name="표19.A2" office:value-type="string">
            <text:p text:style-name="P29">예상 결과</text:p>
          </table:table-cell>
          <table:table-cell table:style-name="표19.B2" office:value-type="string">
            <text:p text:style-name="P30"><text:s/>3초 후 초기 화면으로 돌아간다.</text:p>
          </table:table-cell>
        </table:table-row>
        <table:table-row>
          <table:table-cell table:style-name="표19.A3" office:value-type="string">
            <text:p text:style-name="P29">평가</text:p>
          </table:table-cell>
          <table:table-cell table:style-name="표19.B2" office:value-type="string">
            <text:p text:style-name="P28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맑은고딕" svg:font-family="맑은고딕"/>
    <style:font-face style:name="바탕" svg:font-family="바탕" style:font-family-generic="roman" style:font-pitch="variable"/>
    <style:font-face style:name="함초롬바탕" svg:font-family="함초롬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21T20:23:27.40</meta:creation-date>
    <meta:editing-duration>PT21M10S</meta:editing-duration>
    <meta:editing-cycles>2</meta:editing-cycles>
    <meta:generator>OpenOffice.org/3.3$Win32 OpenOffice.org_project/330m20$Build-9567</meta:generator>
    <meta:initial-creator>Taehoon Kim</meta:initial-creator>
    <meta:document-statistic meta:table-count="19" meta:image-count="5" meta:object-count="0" meta:page-count="9" meta:paragraph-count="153" meta:word-count="824" meta:character-count="2778"/>
    <dc:date>2012-11-21T21:02:09.20</dc:date>
    <dc:creator>Taehoon Kim</dc:creator>
  </office:meta>
</office:document-meta>
</file>